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in" fo:margin-bottom="0.0972in" style:contextual-spacing="false" fo:line-height="115%"/>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2pt" fo:font-weight="normal" officeooo:paragraph-rsid="00270569" style:font-size-asian="10.5pt" style:font-weight-asian="normal" style:font-size-complex="12pt" style:font-weight-complex="normal"/>
    </style:style>
    <style:style style:name="T1" style:family="text">
      <style:text-properties officeooo:rsid="002705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RT I – CRYPTOCURRENCIES</text:h>
      <text:h text:style-name="Heading_20_2" text:outline-level="2">1. Bitcoin (BTC)</text:h>
      <text:p text:style-name="Text_20_body">Bitcoin was introduced in 2008 through the whitepaper <text:span text:style-name="Emphasis">“Bitcoin: A Peer-to-Peer Electronic Cash System”</text:span> published by the pseudonymous Satoshi Nakamoto. Satoshi is widely respected for solving the double-spending problem without relying on a trusted third party, a breakthrough in digital money. The Bitcoin network launched in January 2009 as open-source software. Its primary aim is to enable decentralized, censorship-resistant digital money that does not depend on banks or governments. The whitepaper proposes a Proof-of-Work blockchain where participants secure the network by expending computational energy. Bitcoin’s fixed supply of 21 million coins introduces digital scarcity. Its societal value lies in offering an alternative monetary system, especially in environments with inflation, capital controls, or weak financial institutions.</text:p>
      <text:h text:style-name="Heading_20_2" text:outline-level="2">2. Ethereum (ETH)</text:h>
      <text:p text:style-name="Text_20_body">Ethereum was founded in 2015 by Vitalik Buterin alongside co-founders Gavin Wood, Joseph Lubin, and others. Vitalik is known for expanding the vision of blockchain beyond payments into programmable computation. Ethereum’s mission is to act as a decentralized world computer capable of executing smart contracts. Its whitepaper introduced a general-purpose blockchain that allows developers to deploy applications without centralized servers. Ethereum transitioned from Proof-of-Work to Proof-of-Stake to improve energy efficiency. The platform underpins decentralized finance (DeFi), NFTs, and decentralized autonomous organizations (DAOs). Ethereum’s societal value lies in enabling trust-minimized digital coordination at a global scale.</text:p>
      <text:h text:style-name="Heading_20_2" text:outline-level="2">3. Binance Coin (BNB)</text:h>
      <text:p text:style-name="Text_20_body">BNB was launched in 2017 by Binance, founded by Changpeng Zhao (CZ). CZ is well known for rapidly building one of the largest crypto exchanges in the world. BNB initially served as a utility token for trading fee discounts. It later became the native asset of BNB Smart Chain, a blockchain optimized for fast and low-cost transactions. The project focuses on usability and mass adoption. BNB is used for fees, staking, and governance. Its value lies in supporting a large ecosystem of decentralized applications and traders.</text:p>
      <text:h text:style-name="Heading_20_2" text:outline-level="2">4. XRP (XRP)</text:h>
      <text:p text:style-name="Text_20_body">XRP was developed by Ripple Labs in 2012, with key contributors including Jed McCaleb and Chris Larsen. The Ripple team is known for targeting enterprise and banking use cases. XRP’s primary purpose is to facilitate fast and low-cost cross-border payments. Unlike Bitcoin, XRP uses a consensus algorithm rather than mining. The whitepaper emphasizes settlement efficiency and liquidity. Ripple aims to modernize correspondent banking. XRP’s societal value lies in reducing friction in global money transfers.</text:p>
      <text:h text:style-name="Heading_20_2" text:outline-level="2"><text:soft-page-break/>5. Solana (SOL)</text:h>
      <text:p text:style-name="Text_20_body">Solana was founded in 2017 by Anatoly Yakovenko, a former Qualcomm engineer. Yakovenko is known for introducing Proof of History, a novel time-ordering mechanism. Solana aims to provide high throughput without relying on Layer 2 solutions. Its architecture supports thousands of transactions per second. The network targets DeFi, NFTs, and consumer-scale applications. SOL is used for fees and staking. Solana’s value lies in enabling high-performance decentralized systems.</text:p>
      <text:h text:style-name="Heading_20_2" text:outline-level="2">6. Cardano (ADA)</text:h>
      <text:p text:style-name="Text_20_body">Cardano was founded in 2017 by Charles Hoskinson, a co-founder of Ethereum. Hoskinson is known for advocating a research-driven approach to blockchain design. Cardano’s goal is to build a secure, scalable, and sustainable blockchain. Its whitepapers emphasize peer-reviewed academic research. The platform uses Proof-of-Stake through Ouroboros. Cardano targets applications in governance, education, and finance. Its societal value lies in building reliable infrastructure for long-term use.</text:p>
      <text:h text:style-name="Heading_20_2" text:outline-level="2">7. Polkadot (DOT)</text:h>
      <text:p text:style-name="Text_20_body">Polkadot was launched in 2020 by Gavin Wood. Wood is known for creating Solidity and serving as Ethereum’s first CTO. Polkadot’s mission is to enable interoperability between blockchains. Its whitepaper introduces parachains connected through a relay chain. DOT is used for governance, staking, and bonding. The network enables specialization among chains. Polkadot’s value lies in unifying fragmented blockchain ecosystems.</text:p>
      <text:h text:style-name="Heading_20_2" text:outline-level="2">8. Chainlink (LINK)</text:h>
      <text:p text:style-name="Text_20_body">Chainlink was founded in 2017 by Sergey Nazarov. Nazarov is known for pioneering decentralized oracle networks. Chainlink connects blockchains with off-chain data sources. Its whitepaper describes secure, decentralized data feeds. LINK is used to pay node operators. The protocol underpins much of DeFi infrastructure. Its societal value lies in bridging blockchains with real-world information.</text:p>
      <text:h text:style-name="Heading_20_2" text:outline-level="2">9. Avalanche (AVAX)</text:h>
      <text:p text:style-name="Text_20_body">Avalanche was launched in 2020 by Ava Labs, led by Emin Gün Sirer. Sirer is a respected academic in distributed systems. Avalanche aims to deliver fast finality and scalability. Its whitepaper introduces a novel consensus family. AVAX is used for fees and staking. The platform supports customizable blockchains. Its value lies in flexibility and performance.</text:p>
      <text:h text:style-name="Heading_20_2" text:outline-level="2">10. Polygon (MATIC)</text:h>
      <text:p text:style-name="Text_20_body">Polygon was founded in 2017 by a team of Indian engineers. Its mission is to scale Ethereum. The whitepaper focuses on Layer 2 and sidechain solutions. Polygon reduces transaction fees and congestion. MATIC is used for staking and fees. The network supports thousands of dApps. Its societal value lies in making Ethereum usable for mass adoption.</text:p>
      <text:h text:style-name="Heading_20_2" text:outline-level="2"><text:soft-page-break/>11. Dogecoin (DOGE)</text:h>
      <text:p text:style-name="Text_20_body">Dogecoin was created in 2013 by Billy Markus and Jackson Palmer. It began as a parody of cryptocurrency speculation. Over time, it developed a strong online community. DOGE focuses on low-cost peer-to-peer payments. Its inflationary model encourages spending. Dogecoin’s value lies in accessibility and community-driven adoption.</text:p>
      <text:h text:style-name="Heading_20_2" text:outline-level="2">12. Litecoin (LTC)</text:h>
      <text:p text:style-name="Text_20_body">Litecoin was founded in 2011 by Charlie Lee, a former Google engineer. Lee aimed to create “silver to Bitcoin’s gold.” Litecoin features faster block times than Bitcoin. It uses Proof-of-Work with a different hashing algorithm. LTC is used for payments and testing innovations. Its value lies in reliability and simplicity.</text:p>
      <text:h text:style-name="Heading_20_2" text:outline-level="2">13. Shiba Inu (SHIB)</text:h>
      <text:p text:style-name="Text_20_body">Shiba Inu was launched in 2020 by an anonymous founder known as Ryoshi. The project positions itself as a community experiment. SHIB expanded into DeFi and NFTs. Its ecosystem includes decentralized exchanges. The token emphasizes decentralization and community ownership. Its value lies in exploring grassroots coordination.</text:p>
      <text:h text:style-name="Heading_20_2" text:outline-level="2">14. Cosmos (ATOM)</text:h>
      <text:p text:style-name="Text_20_body">Cosmos was founded by Jae Kwon and Ethan Buchman. The team is known for Tendermint consensus. Cosmos aims to create an “Internet of Blockchains.” Its whitepaper focuses on interoperability. ATOM secures the hub through staking. Cosmos enables sovereign chains. Its value lies in modular blockchain architecture.</text:p>
      <text:h text:style-name="Heading_20_2" text:outline-level="2">15. NEAR Protocol (NEAR)</text:h>
      <text:p text:style-name="Text_20_body">NEAR was founded by Illia Polosukhin and Alexander Skidanov. Illia is known for work in machine learning at Google. NEAR focuses on usability and developer experience. Its whitepaper introduces sharding for scalability. NEAR targets mainstream applications. Its value lies in user-friendly blockchain design.</text:p>
      <text:h text:style-name="Heading_20_2" text:outline-level="2">16. Optimism (OP)</text:h>
      <text:p text:style-name="Text_20_body">Optimism was launched to scale Ethereum using optimistic rollups. The team focuses on Ethereum alignment. OP is used for governance. The whitepaper emphasizes reducing transaction costs. Optimism supports DeFi and NFTs. Its value lies in Ethereum scalability.</text:p>
      <text:h text:style-name="Heading_20_2" text:outline-level="2"><text:soft-page-break/>17. Arbitrum (ARB)</text:h>
      <text:p text:style-name="Text_20_body">Arbitrum was developed by Offchain Labs. The team includes academic researchers. Arbitrum uses rollups to scale Ethereum. ARB governs protocol upgrades. The system reduces fees significantly. Its value lies in secure scaling.</text:p>
      <text:h text:style-name="Heading_20_2" text:outline-level="2">18. Uniswap (UNI)</text:h>
      <text:p text:style-name="Text_20_body">Uniswap was founded by Hayden Adams in 2018. Adams is known for pioneering automated market makers. Uniswap enables decentralized token swaps. The whitepaper introduces constant-product AMMs. UNI governs protocol decisions. Its value lies in permissionless liquidity.</text:p>
      <text:h text:style-name="Heading_20_2" text:outline-level="2">19. Aave (AAVE)</text:h>
      <text:p text:style-name="Text_20_body">Aave was founded by Stani Kulechov in 2017. Kulechov is known for DeFi innovation. Aave enables decentralized lending and borrowing. Its whitepaper emphasizes liquidity pools. AAVE governs the protocol. Its value lies in open financial access.</text:p>
      <text:h text:style-name="Heading_20_2" text:outline-level="2">20. Filecoin (FIL)</text:h>
      <text:p text:style-name="Text_20_body">Filecoin was developed by Protocol Labs, founded by Juan Benet. Benet is known for IPFS. Filecoin provides decentralized data storage. Its whitepaper outlines storage markets. FIL incentivizes storage providers. Its value lies in resilient data infrastructure.</text:p>
      <text:h text:style-name="Heading_20_2" text:outline-level="2">TRON (TRX)</text:h>
      <text:p text:style-name="Text_20_body">TRON was founded in 2017 by <text:span text:style-name="Strong_20_Emphasis">Justin Sun</text:span>, a controversial but influential figure in crypto marketing and ecosystem building. Sun is known for aggressively promoting blockchain adoption in entertainment and content distribution. TRON’s goal is to decentralize the internet by enabling creators to publish and monetize content without intermediaries. Its whitepaper emphasizes high throughput and low transaction costs. TRX is used for governance and resource allocation. The project focuses on mass adoption rather than ideological purity. Its societal value lies in experimenting with decentralized media economies.</text:p>
      <text:h text:style-name="P1" text:outline-level="2">Polkadot Ecosystem – Optimism (OP) &amp; Arbitrum (ARB) <text:span text:style-name="Emphasis">(already covered conceptually, expanding ecosystem context)</text:span></text:h>
      <text:p text:style-name="Text_20_body">Both Optimism and Arbitrum were founded to solve Ethereum’s scalability constraints using rollup technology. Their teams consist largely of academic researchers and Ethereum core contributors. The primary goal is to preserve Ethereum’s security while lowering transaction costs. Their whitepapers focus on optimistic execution with fraud proofs. These solutions allow DeFi to scale sustainably. Their value lies in extending Ethereum without fragmenting liquidity.</text:p>
      <text:h text:style-name="P1" text:outline-level="2"><text:soft-page-break/>Toncoin (TON)</text:h>
      <text:p text:style-name="Text_20_body">TON originated from <text:span text:style-name="Strong_20_Emphasis">Telegram</text:span>, founded by Pavel Durov, who is well known for privacy-centric platforms. TON was designed to be a scalable blockchain for mass messaging adoption. Its architecture supports sharding and fast finality. After regulatory pressure, the project transitioned to community governance. TON integrates tightly with Telegram’s ecosystem. Its societal value lies in combining blockchain with mainstream communication platforms.</text:p>
      <text:h text:style-name="P1" text:outline-level="2">Monero (XMR)</text:h>
      <text:p text:style-name="Text_20_body">Monero was launched in 2014 by an anonymous group of developers. It is well known for its strong focus on privacy and fungibility. Monero uses ring signatures and stealth addresses to obscure transaction details. The whitepaper emphasizes financial privacy as a human right. XMR is widely used where anonymity is essential. Its value lies in protecting users from surveillance.</text:p>
      <text:h text:style-name="P1" text:outline-level="2">Stellar (XLM)</text:h>
      <text:p text:style-name="Text_20_body">Stellar was founded by <text:span text:style-name="Strong_20_Emphasis">Jed McCaleb</text:span> after leaving Ripple. McCaleb is known for building early crypto infrastructure such as Mt. Gox and XRP. Stellar aims to enable low-cost global payments, especially for underbanked populations. Its whitepaper focuses on financial inclusion. XLM is used for fees and liquidity. Its value lies in democratizing cross-border finance.</text:p>
      <text:h text:style-name="P1" text:outline-level="2">Hedera (HBAR)</text:h>
      <text:p text:style-name="Text_20_body">Hedera was founded by <text:span text:style-name="Strong_20_Emphasis">Leemon Baird</text:span> and <text:span text:style-name="Strong_20_Emphasis">Mance Harmon</text:span>. Baird is known for inventing the Hashgraph consensus algorithm. Hedera focuses on enterprise-grade distributed ledger technology. The whitepaper emphasizes fairness, speed, and security. Governance is handled by a council of global corporations. Its value lies in regulated, enterprise adoption of DLT.</text:p>
      <text:h text:style-name="P1" text:outline-level="2">Litecoin Ecosystem Expansion (LTC – payments focus)</text:h>
      <text:p text:style-name="Text_20_body">Beyond its founding, Litecoin continues to act as a testing ground for Bitcoin upgrades. It emphasizes reliability and longevity. The network is often used for everyday payments. Litecoin’s simplicity is intentional. Its societal value is offering a stable digital payment rail.</text:p>
      <text:h text:style-name="P1" text:outline-level="2">Dai (DAI)</text:h>
      <text:p text:style-name="Text_20_body">DAI was launched by <text:span text:style-name="Strong_20_Emphasis">MakerDAO</text:span>, founded by Rune Christensen. Christensen is known for pioneering decentralized stablecoins. DAI aims to maintain price stability through crypto collateral. The whitepaper outlines algorithmic monetary policy. DAI is governed by token holders. Its value lies in decentralized financial stability.</text:p>
      <text:h text:style-name="P1" text:outline-level="2">Internet Computer (ICP)</text:h>
      <text:p text:style-name="Text_20_body">ICP was developed by <text:span text:style-name="Strong_20_Emphasis">Dfinity Foundation</text:span>, founded by Dominic Williams. Williams is known for ambitious visions of decentralized cloud computing. ICP aims to run full applications on-chain. Its <text:soft-page-break/>whitepaper focuses on chain-key cryptography. The project seeks to replace centralized cloud providers. Its societal value lies in internet decentralization.</text:p>
      <text:h text:style-name="Heading_20_2" text:outline-level="2">USD Tether (USDT)</text:h>
      <text:p text:style-name="Text_20_body">USDT was launched in 2014 by Tether Limited, originally under the name Realcoin. The team behind Tether is closely associated with Bitfinex, one of the earliest major crypto exchanges. USDT’s primary goal is to provide a stable digital currency pegged to the US dollar. Unlike decentralized cryptocurrencies, USDT relies on centralized reserves. Its whitepaper emphasizes liquidity, price stability, and ease of transfer across blockchains. USDT is widely used as a trading and settlement medium in crypto markets. Its societal value lies in enabling price stability and liquidity in volatile digital asset ecosystems.</text:p>
      <text:h text:style-name="P1" text:outline-level="2">USD Coin (USDC)</text:h>
      <text:p text:style-name="Text_20_body">USDC was introduced in 2018 by Centre Consortium, founded by Circle and Coinbase. Circle’s leadership is well known for advocating regulated digital finance. USDC aims to be a transparent, compliant stablecoin backed by cash and short-term US Treasuries. The whitepaper focuses on trust, audits, and regulatory alignment. USDC is widely used in DeFi and institutional settlements. Its value lies in bridging traditional finance and blockchain systems.</text:p>
      <text:h text:style-name="P1" text:outline-level="2">TRON Ecosystem Stablecoins &amp; Payments (TRX – expanded)</text:h>
      <text:p text:style-name="Text_20_body">Beyond its base token, TRON has positioned itself as a hub for stablecoin transfers, particularly USDT. The network processes a large volume of low-cost transactions. Its architecture prioritizes speed and scalability. TRON appeals to users seeking minimal fees. The ecosystem emphasizes accessibility over decentralization purity. Its value lies in practical, high-volume blockchain usage.</text:p>
      <text:h text:style-name="P1" text:outline-level="2">Cosmos Ecosystem Expansion (ATOM – expanded)</text:h>
      <text:p text:style-name="Text_20_body">Cosmos enables independent blockchains to communicate through the Inter-Blockchain Communication (IBC) protocol. The team behind Cosmos is known for modular blockchain philosophy. Instead of a single dominant chain, Cosmos promotes sovereignty. Its whitepaper emphasizes interoperability without shared security constraints. ATOM aligns incentives across hubs. Its societal value lies in reducing blockchain fragmentation.</text:p>
      <text:h text:style-name="P1" text:outline-level="2">Polkadot Ecosystem Expansion (DOT – expanded)</text:h>
      <text:p text:style-name="Text_20_body">Polkadot enables multiple specialized blockchains to operate in parallel. The founding team emphasizes shared security and governance. Parachains allow customization without sacrificing interoperability. DOT holders participate in network decisions. Polkadot targets Web3 infrastructure. Its value lies in scalable, coordinated decentralization.</text:p>
      <text:h text:style-name="P1" text:outline-level="2"><text:soft-page-break/>Avalanche Subnets (AVAX – expanded)</text:h>
      <text:p text:style-name="Text_20_body">Avalanche subnets allow custom blockchains with tailored rules. This design supports enterprise and institutional use cases. The Avalanche team emphasizes low latency. Subnets reduce congestion. AVAX aligns security incentives. Its value lies in flexible blockchain deployment.</text:p>
      <text:h text:style-name="P1" text:outline-level="2">NEAR Ecosystem (NEAR – expanded)</text:h>
      <text:p text:style-name="Text_20_body">NEAR focuses heavily on onboarding non-technical users. Its account abstraction model removes complex wallet management. The team emphasizes developer tooling. NEAR’s sharding allows horizontal scaling. The ecosystem targets consumer-facing applications. Its societal value lies in usability-first blockchain design.</text:p>
      <text:h text:style-name="P1" text:outline-level="2">Filecoin Ecosystem (FIL – expanded)</text:h>
      <text:p text:style-name="Text_20_body">Filecoin integrates closely with IPFS for decentralized storage. The project addresses data permanence and censorship resistance. Storage providers compete in open markets. FIL aligns economic incentives. The whitepaper focuses on verifiable storage proofs. Its value lies in resilient digital storage infrastructure.</text:p>
      <text:h text:style-name="Heading_20_2" text:outline-level="2">Toncoin (TON – expanded)</text:h>
      <text:p text:style-name="Text_20_body">TON’s architecture was designed for billions of users. It integrates payments, storage, and smart contracts. The TON Foundation oversees development. Its whitepaper emphasizes speed and scalability. TON benefits from Telegram’s massive user base. Its value lies in consumer-scale blockchain adoption.</text:p>
      <text:h text:style-name="P1" text:outline-level="2">Zcash (ZEC)</text:h>
      <text:p text:style-name="Text_20_body">Zcash was founded in 2016 by Zooko Wilcox. Wilcox is known for cryptography research. Zcash focuses on optional privacy through zero-knowledge proofs. Its whitepaper introduces zk-SNARKs. Users can choose private or transparent transactions. ZEC’s value lies in selective financial privacy.</text:p>
      <text:h text:style-name="P1" text:outline-level="2">Quant (QNT)</text:h>
      <text:p text:style-name="Text_20_body">Quant was founded by Gilbert Verdian. Verdian has experience in enterprise cybersecurity. Quant aims to connect blockchains and legacy systems. Its Overledger technology enables interoperability. QNT is used for licensing. Its value lies in enterprise blockchain integration.</text:p>
      <text:h text:style-name="P1" text:outline-level="2">Render (RNDR)</text:h>
      <text:p text:style-name="Text_20_body">Render was created by OTOY, led by Jules Urbach. Urbach is known in digital graphics. Render decentralizes GPU rendering. The whitepaper focuses on distributed computing. RNDR incentivizes GPU providers. Its value lies in democratizing rendering power.</text:p>
      <text:h text:style-name="P1" text:outline-level="2"><text:soft-page-break/>Internet Computer Ecosystem (ICP – expanded)</text:h>
      <text:p text:style-name="Text_20_body">ICP allows smart contracts to serve web content directly. The project targets replacing centralized cloud services. The team emphasizes performance and security. ICP supports full-stack decentralization. Its value lies in reducing cloud monopolies.</text:p>
      <text:h text:style-name="Heading_20_2" text:outline-level="2">Dai (DAI)</text:h>
      <text:p text:style-name="Text_20_body">DAI was created by <text:span text:style-name="Strong_20_Emphasis">MakerDAO</text:span>, founded by Rune Christensen in 2017. Rune is known for pioneering decentralized stablecoins without reliance on centralized reserves. DAI aims to maintain a stable value close to one US dollar through overcollateralized crypto assets. The Maker whitepaper outlines a system of smart contracts that manage collateral, debt positions, and liquidation mechanisms. Governance decisions are made by MKR holders, including monetary parameters and risk models. Unlike centralized stablecoins, DAI emphasizes decentralization and transparency. Its societal value lies in providing a censorship-resistant stable currency for decentralized finance.</text:p>
      <text:h text:style-name="P1" text:outline-level="2">Cronos (CRO)</text:h>
      <text:p text:style-name="Text_20_body">Cronos is developed by Crypto.com, founded by Kris Marszalek. Marszalek is known for building consumer-facing fintech platforms. CRO was designed to support payments, DeFi, and consumer adoption of crypto. The project focuses heavily on usability and integration with payment cards. Its whitepaper emphasizes fast settlement and low fees. CRO supports staking and ecosystem incentives. Its value lies in bridging crypto with everyday financial services.</text:p>
      <text:h text:style-name="P1" text:outline-level="2">Polkadot (DOT – Governance Focus)</text:h>
      <text:p text:style-name="Text_20_body">Beyond interoperability, Polkadot places heavy emphasis on on-chain governance. DOT holders vote on upgrades without forks. The system aims to reduce social coordination failures. Governance is part of its core whitepaper design. This approach allows rapid innovation. Its value lies in adaptive decentralized governance.</text:p>
      <text:h text:style-name="P1" text:outline-level="2">Internet Computer (ICP – Societal Lens)</text:h>
      <text:p text:style-name="Text_20_body">ICP aims to decentralize not just finance, but the internet itself. It allows applications to run fully on-chain. The project challenges centralized cloud providers. Its whitepaper outlines cryptographic guarantees for performance. ICP targets sovereignty of digital services. Its value lies in reducing dependence on Big Tech infrastructure.</text:p>
      <text:h text:style-name="P1" text:outline-level="2">Quant (QNT – Expanded)</text:h>
      <text:p text:style-name="Text_20_body">Quant was designed for enterprise and government adoption. Gilbert Verdian’s background in regulation informs its design. Overledger enables interoperability without replacing existing systems. QNT is not a transaction token but an access token. The project focuses on compliance-first blockchain adoption. Its value lies in pragmatic integration rather than disruption.</text:p>
      <text:h text:style-name="P1" text:outline-level="2"><text:soft-page-break/>Render (RNDR – Expanded)</text:h>
      <text:p text:style-name="Text_20_body">Render enables decentralized GPU marketplaces. Artists and studios can access global compute power. The project’s whitepaper focuses on efficient task distribution. RNDR aligns incentives between creators and hardware owners. It addresses compute inequality. Its value lies in democratizing digital creation resources.</text:p>
      <text:h text:style-name="P1" text:outline-level="2">The Graph (GRT)</text:h>
      <text:p text:style-name="Text_20_body">The Graph was founded in 2018 by Yaniv Tal, Brandon Ramirez, and Jannis Pohlmann. The team is known for improving blockchain data accessibility. GRT indexes blockchain data for developers. The whitepaper focuses on decentralized querying. Indexers are rewarded for performance. The Graph underpins many DeFi apps. Its value lies in making blockchain data usable.</text:p>
      <text:h text:style-name="P1" text:outline-level="2">Filecoin (FIL – Economic Perspective)</text:h>
      <text:p text:style-name="Text_20_body">Filecoin creates open markets for data storage. Providers compete on price and reliability. The protocol verifies storage cryptographically. Its design aligns incentives over time. FIL rewards long-term storage. Its value lies in resilient, censorship-resistant data preservation.</text:p>
      <text:h text:style-name="Heading_20_2" text:outline-level="2">Toncoin (TON – Governance &amp; Adoption)</text:h>
      <text:p text:style-name="Text_20_body">TON transitioned to community governance after regulatory pressure. The project emphasizes scalability and UX. TON wallets integrate with messaging. The ecosystem targets mass adoption. Its architecture supports millions of transactions. TON’s value lies in seamless crypto onboarding.</text:p>
      <text:h text:style-name="P1" text:outline-level="2">Kaspa (KAS)</text:h>
      <text:p text:style-name="Text_20_body">Kaspa is a Proof-of-Work blockchain using GHOSTDAG. It focuses on fast block times without sacrificing security. The project was founded by academic researchers. Its whitepaper emphasizes parallel blocks. Kaspa aims to modernize PoW. Its value lies in scalable PoW research.</text:p>
      <text:h text:style-name="P1" text:outline-level="2">VeChain (VET)</text:h>
      <text:p text:style-name="Text_20_body">VeChain was founded by Sunny Lu. Lu has experience in enterprise supply chain systems. VeChain focuses on logistics and traceability. Its whitepaper emphasizes real-world adoption. VET supports enterprise governance. Its value lies in transparency in supply chains.</text:p>
      <text:h text:style-name="P1" text:outline-level="2">Algorand (ALGO)</text:h>
      <text:p text:style-name="Text_20_body">Algorand was founded by Silvio Micali, a Turing Award-winning cryptographer. The project focuses on security and scalability. Its consensus mechanism avoids forks. The whitepaper emphasizes cryptographic rigor. Algorand targets finance and government use. Its value lies in provably secure blockchain design.</text:p>
      <text:h text:style-name="P1" text:outline-level="2"><text:soft-page-break/>Cosmos (ATOM – Security Evolution)</text:h>
      <text:p text:style-name="Text_20_body">Cosmos introduces Interchain Security. Smaller chains can share validator sets. This reduces security bootstrapping costs. The design preserves sovereignty. ATOM’s role expands beyond a single hub. Its value lies in cooperative security models.</text:p>
      <text:h text:style-name="Heading_20_2" text:outline-level="2">Helium (HNT)</text:h>
      <text:p text:style-name="Text_20_body">Helium was founded by Amir Haleem in 2013. It focuses on decentralized wireless networks for IoT devices. Users deploy hotspots and earn HNT. The network lowers infrastructure costs. Its value lies in decentralized telecom.</text:p>
      <text:h text:style-name="P1" text:outline-level="2">Arweave (AR)</text:h>
      <text:p text:style-name="Text_20_body">Arweave was founded by Sam Williams. It enables permanent data storage using a pay-once model. The protocol stores data forever. Its value lies in immutable archival storage.</text:p>
      <text:h text:style-name="P1" text:outline-level="2">Flow (FLOW)</text:h>
      <text:p text:style-name="Text_20_body">Flow was created by Dapper Labs, founded by Roham Gharegozlou. It was designed for NFTs and consumer apps. Flow prioritizes developer experience. Its value lies in scalable consumer blockchain adoption.</text:p>
      <text:h text:style-name="P1" text:outline-level="2">Stacks (STX)</text:h>
      <text:p text:style-name="Text_20_body">Stacks was founded by Muneeb Ali. It brings smart contracts to Bitcoin. STX uses Proof of Transfer. Its value lies in extending Bitcoin functionality.</text:p>
      <text:h text:style-name="P1" text:outline-level="2">Immutable (IMX)</text:h>
      <text:p text:style-name="Text_20_body">Immutable was founded by James and Robbie Ferguson. It focuses on NFT gaming infrastructure. IMX enables gas-free NFT minting. Its value lies in Web3 gaming scalability.</text:p>
      <text:h text:style-name="P1" text:outline-level="2">Oasis Network (ROSE)</text:h>
      <text:p text:style-name="Text_20_body">Oasis was founded by Dawn Song. It focuses on privacy-preserving smart contracts. The network targets data tokenization. Its value lies in confidential computation.</text:p>
      <text:h text:style-name="P1" text:outline-level="2">Mina Protocol (MINA)</text:h>
      <text:p text:style-name="Text_20_body">Mina was founded by Evan Shapiro. It uses recursive zero-knowledge proofs. Mina keeps blockchain size extremely small. Its value lies in lightweight decentralization.</text:p>
      <text:h text:style-name="P1" text:outline-level="2">Nervos Network (CKB)</text:h>
      <text:p text:style-name="Text_20_body">Nervos was founded by Kevin Wang. It focuses on layered blockchain architecture. CKB acts as a store of value. Its value lies in long-term protocol sustainability.</text:p>
      <text:h text:style-name="P1" text:outline-level="2"><text:soft-page-break/>Celo (CELO)</text:h>
      <text:p text:style-name="Text_20_body">Celo was founded by René Reinsberg. It targets mobile-first crypto adoption. CELO supports stablecoins. Its value lies in financial inclusion.</text:p>
      <text:h text:style-name="P1" text:outline-level="2">Balancer (BAL)</text:h>
      <text:p text:style-name="Text_20_body">Balancer was founded by Fernando Martinelli. It provides automated portfolio management. BAL governs liquidity pools. Its value lies in flexible DeFi liquidity.</text:p>
      <text:h text:style-name="Heading_20_2" text:outline-level="2">SushiSwap (SUSHI)</text:h>
      <text:p text:style-name="Text_20_body">SushiSwap emerged from Uniswap fork culture. It emphasizes community governance. The protocol supports DeFi primitives. Its value lies in decentralized ownership.</text:p>
      <text:h text:style-name="P1" text:outline-level="2">Curve DAO Token (CRV)</text:h>
      <text:p text:style-name="Text_20_body">Curve was founded by Michael Egorov. It optimizes stablecoin trading. CRV governs protocol parameters. Its value lies in low-slippage liquidity.</text:p>
      <text:h text:style-name="P1" text:outline-level="2">dYdX (DYDX)</text:h>
      <text:p text:style-name="Text_20_body">dYdX was founded by Antonio Juliano. It focuses on decentralized derivatives trading. The protocol uses layer-2 scaling. Its value lies in non-custodial leverage trading.</text:p>
      <text:h text:style-name="P1" text:outline-level="2">Rocket Pool (RPL)</text:h>
      <text:p text:style-name="Text_20_body">Rocket Pool provides decentralized Ethereum staking. It lowers entry barriers. RPL aligns incentives for node operators. Its value lies in decentralized staking infrastructure.</text:p>
      <text:h text:style-name="P1" text:outline-level="2">Gnosis (GNO)</text:h>
      <text:p text:style-name="Text_20_body">Gnosis focuses on prediction markets and DAO tooling. The protocol supports Safe wallets. Its value lies in DAO infrastructure.</text:p>
      <text:h text:style-name="P1" text:outline-level="2">Audius (AUDIO)</text:h>
      <text:p text:style-name="Text_20_body">Audius enables decentralized music streaming. Artists retain ownership. AUDIO governs protocol rules. Its value lies in creator empowerment.</text:p>
      <text:h text:style-name="P1" text:outline-level="2">Theta Network (THETA)</text:h>
      <text:p text:style-name="Text_20_body">Theta focuses on decentralized video streaming. Users share bandwidth. THETA incentivizes participation. Its value lies in content delivery decentralization.</text:p>
      <text:h text:style-name="P1" text:outline-level="2"><text:soft-page-break/>OriginTrail (TRAC)</text:h>
      <text:p text:style-name="Text_20_body">OriginTrail focuses on supply-chain data integrity. It supports enterprise use cases. TRAC secures knowledge graphs. Its value lies in trusted data exchange.</text:p>
      <text:h text:style-name="Heading_20_2" text:outline-level="2">Axie Infinity (AXS)</text:h>
      <text:p text:style-name="Text_20_body">Axie Infinity was developed by Sky Mavis, founded by Trung Nguyen in 2018. It pioneered the play-to-earn gaming model on blockchain. Players own NFT creatures and earn tokens through gameplay. The project demonstrated how crypto could create digital labor economies. Its value lies in user-owned gaming ecosystems.</text:p>
      <text:h text:style-name="P1" text:outline-level="2">Enjin Coin (ENJ)</text:h>
      <text:p text:style-name="Text_20_body">Enjin was founded by Maxim Blagov and Witek Radomski. It focuses on NFT infrastructure for gaming assets. ENJ backs NFTs with real value. Its goal is to enable interoperable digital items. Its value lies in standardized NFT creation.</text:p>
      <text:h text:style-name="P1" text:outline-level="2">Chiliz (CHZ)</text:h>
      <text:p text:style-name="Text_20_body">Chiliz was founded by Alexandre Dreyfus. It focuses on fan engagement through sports tokens. CHZ powers fan voting and rewards. Its value lies in monetizing fan participation.</text:p>
      <text:h text:style-name="P1" text:outline-level="2">Sandbox (SAND)</text:h>
      <text:p text:style-name="Text_20_body">The Sandbox was developed by Animoca Brands. It enables user-generated metaverse content. Players own land and assets as NFTs. Its value lies in decentralized virtual worlds.</text:p>
      <text:h text:style-name="P1" text:outline-level="2">Decentraland (MANA)</text:h>
      <text:p text:style-name="Text_20_body">Decentraland was founded by Ari Meilich and Esteban Ordano. It allows ownership of virtual land. Users build applications and experiences. Its value lies in digital real estate ownership.</text:p>
      <text:h text:style-name="P1" text:outline-level="2">Injective (INJ)</text:h>
      <text:p text:style-name="Text_20_body">Injective was founded by Eric Chen. It focuses on decentralized derivatives trading. The protocol enables fast and low-cost trades. Its value lies in advanced DeFi markets.</text:p>
      <text:h text:style-name="P1" text:outline-level="2">Kava (KAVA)</text:h>
      <text:p text:style-name="Text_20_body">Kava was founded by Scott Stuart. It enables DeFi lending across chains. The protocol supports multiple assets. Its value lies in cross-chain DeFi infrastructure.</text:p>
      <text:h text:style-name="P1" text:outline-level="2">Thorchain (RUNE)</text:h>
      <text:p text:style-name="Text_20_body">Thorchain enables cross-chain liquidity. It allows native asset swaps. RUNE secures the network. Its value lies in eliminating wrapped assets.</text:p>
      <text:h text:style-name="P1" text:outline-level="2"><text:soft-page-break/>IOTA (IOTA)</text:h>
      <text:p text:style-name="Text_20_body">IOTA was founded by Dominik Schiener. It targets IoT data transfer using DAG technology. The network has no transaction fees. Its value lies in machine-to-machine payments.</text:p>
      <text:h text:style-name="Heading_20_2" text:outline-level="2">Fantom (FTM)</text:h>
      <text:p text:style-name="Text_20_body">Fantom was founded by Ahn Byung Ik. It focuses on high-speed smart contracts. Fantom uses DAG consensus. Its value lies in scalable DeFi.</text:p>
      <text:h text:style-name="P1" text:outline-level="2">Elrond (EGLD)</text:h>
      <text:p text:style-name="Text_20_body">Elrond was founded by Beniamin Mincu. It uses adaptive state sharding. EGLD secures the network. Its value lies in high-throughput blockchain design.</text:p>
      <text:h text:style-name="P1" text:outline-level="2">Harmony (ONE)</text:h>
      <text:p text:style-name="Text_20_body">Harmony focuses on sharding-based scalability. It enables fast transactions. ONE secures consensus. Its value lies in low-latency applications.</text:p>
      <text:h text:style-name="P1" text:outline-level="2">Zilliqa (ZIL)</text:h>
      <text:p text:style-name="Text_20_body">Zilliqa pioneered sharding in blockchain. It targets scalable smart contracts. ZIL powers network security. Its value lies in performance innovation.</text:p>
      <text:h text:style-name="P1" text:outline-level="2">Waves (WAVES)</text:h>
      <text:p text:style-name="Text_20_body">Waves was founded by Sasha Ivanov. It focuses on token issuance and DeFi. Waves simplifies blockchain adoption. Its value lies in ease of use.</text:p>
      <text:h text:style-name="P1" text:outline-level="2">Ontology (ONT)</text:h>
      <text:p text:style-name="Text_20_body">Ontology focuses on digital identity. It enables enterprise blockchain solutions. ONT governs the ecosystem. Its value lies in trusted identity frameworks.</text:p>
      <text:h text:style-name="P1" text:outline-level="2">Icon (ICX)</text:h>
      <text:p text:style-name="Text_20_body">ICON aims to connect independent blockchains. It focuses on interoperability. ICX powers governance. Its value lies in cross-network communication.</text:p>
      <text:h text:style-name="Heading_20_2" text:outline-level="2">Kusama (KSM)</text:h>
      <text:p text:style-name="Text_20_body">Kusama was created by Gavin Wood as a canary network for Polkadot. It allows rapid experimentation with governance and upgrades. KSM holders participate in governance. Its value lies in testing innovation before production deployment.</text:p>
      <text:h text:style-name="P1" text:outline-level="2"><text:soft-page-break/>Moonbeam (GLMR)</text:h>
      <text:p text:style-name="Text_20_body">Moonbeam was founded by Derek Yoo. It provides Ethereum-compatible smart contracts on Polkadot. Developers can deploy Solidity apps easily. Its value lies in cross-chain developer adoption.</text:p>
      <text:h text:style-name="P1" text:outline-level="2">Moonriver (MOVR)</text:h>
      <text:p text:style-name="Text_20_body">Moonriver is Moonbeam’s Kusama deployment. It serves as a testing ground for new features. MOVR powers governance. Its value lies in fast iteration.</text:p>
      <text:h text:style-name="P1" text:outline-level="2">Acala (ACA)</text:h>
      <text:p text:style-name="Text_20_body">Acala is a DeFi hub for Polkadot. It provides a stablecoin and DeFi services. ACA governs the protocol. Its value lies in ecosystem-native DeFi.</text:p>
      <text:h text:style-name="P1" text:outline-level="2">Secret Network (SCRT)</text:h>
      <text:p text:style-name="Text_20_body">Secret Network enables private smart contracts. It uses encrypted computation. SCRT powers privacy features. Its value lies in confidential DeFi.</text:p>
      <text:h text:style-name="P1" text:outline-level="2">Ankr (ANKR)</text:h>
      <text:p text:style-name="Text_20_body">Ankr provides Web3 infrastructure services. It supports RPC nodes and staking. ANKR incentivizes node providers. Its value lies in decentralized infrastructure.</text:p>
      <text:h text:style-name="P1" text:outline-level="2">Aleph Zero (AZERO)</text:h>
      <text:p text:style-name="Text_20_body">Aleph Zero focuses on privacy and scalability. It uses DAG-based consensus. The network targets enterprise use. Its value lies in secure computation.</text:p>
      <text:h text:style-name="P1" text:outline-level="2">Radix (XRD)</text:h>
      <text:p text:style-name="Text_20_body">Radix focuses on DeFi scalability. It introduces a new programming model. XRD secures the network. Its value lies in safe DeFi development.</text:p>
      <text:h text:style-name="P1" text:outline-level="2">Synthetix (SNX)</text:h>
      <text:p text:style-name="Text_20_body">Synthetix enables synthetic asset creation. Users mint derivatives on-chain. SNX collateralizes assets. Its value lies in decentralized exposure markets.</text:p>
      <text:h text:style-name="Heading_20_2" text:outline-level="2">Fetch.ai (FET)</text:h>
      <text:p text:style-name="Text_20_body">Fetch.ai was founded by Humayun Sheikh. It focuses on autonomous AI agents. The protocol enables machine coordination. Its value lies in AI-driven economies.</text:p>
      <text:h text:style-name="P1" text:outline-level="2"><text:soft-page-break/>Ocean Protocol (OCEAN)</text:h>
      <text:p text:style-name="Text_20_body">Ocean Protocol enables data monetization. It allows secure data sharing. OCEAN governs access. Its value lies in data economy infrastructure.</text:p>
      <text:h text:style-name="P1" text:outline-level="2">SingularityNET (AGIX)</text:h>
      <text:p text:style-name="Text_20_body">SingularityNET was founded by Ben Goertzel. It creates decentralized AI marketplaces. AGIX powers services. Its value lies in open AI ecosystems.</text:p>
      <text:h text:style-name="P1" text:outline-level="2">Numeraire (NMR)</text:h>
      <text:p text:style-name="Text_20_body">Numeraire powers a decentralized hedge fund. Data scientists stake predictions. NMR aligns incentives. Its value lies in crowd-sourced intelligence.</text:p>
      <text:h text:style-name="P1" text:outline-level="2">iExec (RLC)</text:h>
      <text:p text:style-name="Text_20_body">iExec provides decentralized cloud computing. It enables off-chain workloads. RLC powers computation markets. Its value lies in distributed computing.</text:p>
      <text:h text:style-name="P1" text:outline-level="2">Band Protocol (BAND)</text:h>
      <text:p text:style-name="Text_20_body">Band provides decentralized oracles. It supplies real-world data to blockchains. BAND secures data providers. Its value lies in reliable data feeds.</text:p>
      <text:h text:style-name="P1" text:outline-level="2">API3 (API3)</text:h>
      <text:p text:style-name="Text_20_body">API3 enables first-party oracles. It reduces reliance on intermediaries. Its value lies in trust-minimized data access.</text:p>
      <text:h text:style-name="Heading_20_2" text:outline-level="2">EOS (EOS)</text:h>
      <text:p text:style-name="Text_20_body">EOS was developed by Block.one and led by Dan Larimer, known for BitShares and Steem. It aimed to provide scalable smart contracts with zero transaction fees. EOS introduced delegated proof-of-stake. Its value lies in high-throughput blockchain design.</text:p>
      <text:h text:style-name="P1" text:outline-level="2">Tezos (XTZ)</text:h>
      <text:p text:style-name="Text_20_body">Tezos was founded by Arthur and Kathleen Breitman. It introduced on-chain governance and self-amendment. XTZ holders vote on protocol upgrades. Its value lies in formal governance mechanisms.</text:p>
      <text:h text:style-name="P1" text:outline-level="2">NEO (NEO)</text:h>
      <text:p text:style-name="Text_20_body">NEO was founded by Da Hongfei. It focuses on digital identity and smart economy. NEO supports multiple programming languages. Its value lies in enterprise-friendly blockchain adoption.</text:p>
      <text:h text:style-name="P1" text:outline-level="2"><text:soft-page-break/>Qtum (QTUM)</text:h>
      <text:p text:style-name="Text_20_body">Qtum combines Bitcoin’s UTXO model with Ethereum smart contracts. It was founded by Patrick Dai. Qtum targets enterprise use. Its value lies in hybrid blockchain architecture.</text:p>
      <text:h text:style-name="P1" text:outline-level="2">Komodo (KMD)</text:h>
      <text:p text:style-name="Text_20_body">Komodo focuses on blockchain interoperability. It supports independent chains. Its value lies in customizable blockchain solutions.</text:p>
      <text:h text:style-name="P1" text:outline-level="2">Ark (ARK)</text:h>
      <text:p text:style-name="Text_20_body">Ark enables blockchain interoperability through SmartBridge. It focuses on ease of deployment. Its value lies in developer-friendly architecture.</text:p>
      <text:h text:style-name="P1" text:outline-level="2">Steem (STEEM)</text:h>
      <text:p text:style-name="Text_20_body">Steem was designed for social media rewards. It incentivizes content creation. Its value lies in decentralized publishing.</text:p>
      <text:h text:style-name="Heading_20_2" text:outline-level="2">Horizen (ZEN)</text:h>
      <text:p text:style-name="Text_20_body">Horizen focuses on privacy and sidechains. It enables secure messaging and dApps. Its value lies in privacy-focused scalability.</text:p>
      <text:h text:style-name="P1" text:outline-level="2">NEM (XEM)</text:h>
      <text:p text:style-name="Text_20_body">NEM introduced proof-of-importance consensus. It focuses on enterprise blockchain use. Its value lies in novel consensus mechanisms.</text:p>
      <text:h text:style-name="P1" text:outline-level="2">Lisk (LSK)</text:h>
      <text:p text:style-name="Text_20_body">Lisk enables JavaScript-based blockchain apps. It focuses on sidechains. Its value lies in developer accessibility.</text:p>
      <text:h text:style-name="P1" text:outline-level="2">Syscoin (SYS)</text:h>
      <text:p text:style-name="Text_20_body">Syscoin merges Bitcoin security with smart contracts. It focuses on asset issuance. Its value lies in hybrid security models.</text:p>
      <text:h text:style-name="Heading_20_1" text:outline-level="1">PART II – STOCKS</text:h>
      <text:h text:style-name="Heading_20_2" text:outline-level="2">Apple (AAPL)</text:h>
      <text:p text:style-name="Text_20_body">Apple was founded in 1976 by Steve Jobs, Steve Wozniak, and Ronald Wayne. Jobs is known for blending technology with design and storytelling. Apple focuses on consumer electronics and services. <text:soft-page-break/>Its ecosystem integrates hardware and software. The company emphasizes privacy and user experience. Apple’s societal value lies in shaping modern digital lifestyles.</text:p>
      <text:h text:style-name="Heading_20_2" text:outline-level="2">Microsoft (MSFT)</text:h>
      <text:p text:style-name="Text_20_body">Microsoft was founded in 1975 by Bill Gates and Paul Allen. Gates is known for popularizing personal computing software. Microsoft focuses on cloud, productivity, and enterprise solutions. Azure is a core growth driver. The company supports global digital infrastructure. Its value lies in productivity and scalability.</text:p>
      <text:h text:style-name="Heading_20_2" text:outline-level="2">NVIDIA (NVDA)</text:h>
      <text:p text:style-name="Text_20_body">NVIDIA was founded in 1993 by Jensen Huang. Huang is known for advancing GPU computing. NVIDIA focuses on graphics, AI, and data centers. Its hardware powers modern AI models. The company drives innovation in automation. Its value lies in accelerating computation.</text:p>
      <text:h text:style-name="Heading_20_2" text:outline-level="2">Amazon (AMZN)</text:h>
      <text:p text:style-name="Text_20_body">Amazon was founded by Jeff Bezos in 1994. Bezos is known for long-term thinking and logistics innovation. Amazon began as an online bookstore. It expanded into cloud computing with AWS. The company emphasizes customer obsession. Its value lies in commerce and infrastructure.</text:p>
      <text:h text:style-name="Heading_20_2" text:outline-level="2">Alphabet (GOOGL)</text:h>
      <text:p text:style-name="Text_20_body">Alphabet is the parent company of Google, founded by Larry Page and Sergey Brin. They are known for organizing the world’s information. Google dominates search and advertising. Alphabet invests heavily in AI. Its value lies in information access.</text:p>
      <text:h text:style-name="Heading_20_2" text:outline-level="2">Meta (META)</text:h>
      <text:p text:style-name="Text_20_body">Meta was founded by Mark Zuckerberg in 2004. Zuckerberg is known for building global social networks. Meta operates Facebook, Instagram, and WhatsApp. The company focuses on social connection. It invests in virtual reality. Its value lies in communication.</text:p>
      <text:h text:style-name="Heading_20_2" text:outline-level="2">Tesla (TSLA)</text:h>
      <text:p text:style-name="Text_20_body">Tesla was led by Elon Musk, who is known for disruptive engineering ventures. Tesla focuses on electric vehicles and energy storage. The company aims to accelerate sustainable energy. Tesla invests heavily in automation. Its value lies in clean energy adoption.</text:p>
      <text:h text:style-name="Heading_20_2" text:outline-level="2"><text:soft-page-break/>AMD (AMD)</text:h>
      <text:p text:style-name="Text_20_body">AMD was founded in 1969 by Jerry Sanders. AMD focuses on CPUs and GPUs. It competes with Intel and NVIDIA. The company emphasizes performance efficiency. AMD’s value lies in semiconductor competition.</text:p>
      <text:h text:style-name="Heading_20_2" text:outline-level="2">Netflix (NFLX)</text:h>
      <text:p text:style-name="Text_20_body">Netflix was founded in 1997 by Reed Hastings. Hastings is known for disrupting media distribution. Netflix pioneered streaming. The company invests in original content. Its value lies in global entertainment access.</text:p>
      <text:h text:style-name="Heading_20_2" text:outline-level="2">Oracle (ORCL)</text:h>
      <text:p text:style-name="Text_20_body">Oracle was founded by Larry Ellison in 1977. Ellison is known for enterprise software. Oracle focuses on databases and cloud. The company serves large enterprises. Its value lies in data management.</text:p>
      <text:h text:style-name="Heading_20_2" text:outline-level="2">Intel (INTC)</text:h>
      <text:p text:style-name="Text_20_body">Intel was founded by Gordon Moore and Robert Noyce. Moore is known for Moore’s Law. Intel focuses on semiconductor manufacturing. The company shaped computing history. Its value lies in foundational hardware.</text:p>
      <text:h text:style-name="Heading_20_2" text:outline-level="2">IBM (IBM)</text:h>
      <text:p text:style-name="Text_20_body">IBM was founded in 1911 and transformed computing. It focuses on enterprise services. IBM contributed to early computer science. The company invests in AI and quantum computing. Its value lies in long-term innovation.</text:p>
      <text:h text:style-name="Heading_20_2" text:outline-level="2">JPMorgan Chase (JPM)</text:h>
      <text:p text:style-name="Text_20_body">JPMorgan is one of the oldest US banks. It focuses on global finance. The company supports capital markets. Its value lies in financial stability.</text:p>
      <text:h text:style-name="Heading_20_2" text:outline-level="2">Goldman Sachs (GS)</text:h>
      <text:p text:style-name="Text_20_body">Goldman Sachs was founded in 1869. It focuses on investment banking. The firm advises governments and corporations. Its value lies in capital allocation.</text:p>
      <text:h text:style-name="Heading_20_2" text:outline-level="2">Morgan Stanley (MS)</text:h>
      <text:p text:style-name="Text_20_body">Morgan Stanley focuses on wealth and investment management. The firm supports capital markets. Its value lies in financial services.</text:p>
      <text:h text:style-name="Heading_20_2" text:outline-level="2"><text:soft-page-break/>Visa (V)</text:h>
      <text:p text:style-name="Text_20_body">Visa was founded in 1958. It operates a global payment network. Visa enables digital payments. Its value lies in commerce efficiency.</text:p>
      <text:h text:style-name="Heading_20_2" text:outline-level="2">Mastercard (MA)</text:h>
      <text:p text:style-name="Text_20_body">Mastercard focuses on payment processing. It supports global transactions. The company invests in fintech. Its value lies in secure payments.</text:p>
      <text:h text:style-name="Heading_20_2" text:outline-level="2">Berkshire Hathaway (BRK.B)</text:h>
      <text:p text:style-name="Text_20_body">Berkshire Hathaway is led by Warren Buffett. Buffett is known for value investing. The firm owns diverse businesses. Its value lies in capital discipline.</text:p>
      <text:h text:style-name="Heading_20_2" text:outline-level="2">Coca-Cola (KO)</text:h>
      <text:p text:style-name="Text_20_body">Coca-Cola was founded in 1886. The company dominates beverages. It focuses on branding and distribution. Its value lies in consumer goods.</text:p>
      <text:h text:style-name="Heading_20_2" text:outline-level="2">PepsiCo (PEP)</text:h>
      <text:p text:style-name="Text_20_body">PepsiCo was founded in 1965. It operates food and beverage brands. The company emphasizes diversification. Its value lies in global consumption.</text:p>
      <text:h text:style-name="Heading_20_2" text:outline-level="2">Adobe (ADBE)</text:h>
      <text:p text:style-name="Text_20_body">Adobe was founded in 1982 by John Warnock and Charles Geschke. The founders are known for inventing PostScript. Adobe focuses on creative and digital media tools. Products like Photoshop and PDF shape digital creativity. The company transitioned successfully to subscriptions. Its value lies in empowering digital creators.</text:p>
      <text:h text:style-name="Heading_20_2" text:outline-level="2">Qualcomm (QCOM)</text:h>
      <text:p text:style-name="Text_20_body">Qualcomm was founded in 1985 by Irwin Jacobs. Jacobs is known for wireless communication research. Qualcomm focuses on mobile chipsets and licensing. Its technology underpins modern smartphones. The company plays a key role in 5G. Its value lies in global connectivity.</text:p>
      <text:h text:style-name="Heading_20_2" text:outline-level="2">Applied Materials (AMAT)</text:h>
      <text:p text:style-name="Text_20_body">Applied Materials was founded in 1967. It provides equipment for semiconductor manufacturing. The company enables chip innovation indirectly. Its customers include major foundries. AMAT supports Moore’s Law. Its value lies in industrial infrastructure.</text:p>
      <text:h text:style-name="Heading_20_2" text:outline-level="2"><text:soft-page-break/>ASML</text:h>
      <text:p text:style-name="Text_20_body">ASML was founded in 1984 in the Netherlands. It is known for inventing extreme ultraviolet (EUV) lithography. ASML is critical to advanced chip manufacturing. The company holds a near monopoly. Its technology enables cutting-edge semiconductors. Its value lies in technological sovereignty.</text:p>
      <text:h text:style-name="Heading_20_2" text:outline-level="2">Texas Instruments (TXN)</text:h>
      <text:p text:style-name="Text_20_body">Texas Instruments was founded in 1930. The company pioneered integrated circuits. TI focuses on analog and embedded chips. Its products are used in industrial systems. TI emphasizes long-term reliability. Its value lies in foundational electronics.</text:p>
      <text:h text:style-name="Heading_20_2" text:outline-level="2">Booking Holdings (BKNG)</text:h>
      <text:p text:style-name="Text_20_body">Booking was founded in 1997. It focuses on online travel services. The company operates Booking.com and others. It dominates global travel bookings. Its value lies in tourism infrastructure.</text:p>
      <text:h text:style-name="Heading_20_2" text:outline-level="2">Costco (COST)</text:h>
      <text:p text:style-name="Text_20_body">Costco was founded in 1983. It focuses on membership-based retail. The company emphasizes efficiency and trust. Costco keeps margins low. Its value lies in consumer value creation.</text:p>
      <text:h text:style-name="Heading_20_2" text:outline-level="2">Broadcom (AVGO)</text:h>
      <text:p text:style-name="Text_20_body">Broadcom was founded in 1991. It focuses on semiconductors and infrastructure software. The company supplies networking chips. It plays a role in data centers. Its value lies in digital infrastructure.</text:p>
      <text:h text:style-name="Heading_20_2" text:outline-level="2">PayPal (PYPL)</text:h>
      <text:p text:style-name="Text_20_body">PayPal was co-founded by Peter Thiel and Elon Musk. It pioneered online payments. PayPal focuses on digital commerce. The company enables global transactions. Its value lies in financial accessibility.</text:p>
      <text:h text:style-name="Heading_20_2" text:outline-level="2">Adobe (ADBE – expanded)</text:h>
      <text:p text:style-name="Text_20_body">Adobe’s transition to subscription software reshaped enterprise SaaS. The company invests heavily in AI-driven creativity tools. Adobe dominates creative workflows. Its value lies in empowering global digital expression.</text:p>
      <text:h text:style-name="Heading_20_2" text:outline-level="2">Intel (INTC – expanded)</text:h>
      <text:p text:style-name="Text_20_body">Intel historically dominated CPU manufacturing. The company pioneered x86 architecture. Recent strategy focuses on foundry services. Intel aims to regain manufacturing leadership. Its value lies in semiconductor independence.</text:p>
      <text:h text:style-name="Heading_20_2" text:outline-level="2"><text:soft-page-break/>Advanced Micro Devices (AMD – expanded)</text:h>
      <text:p text:style-name="Text_20_body">AMD re-emerged through high-performance chip design. The company emphasizes efficiency and innovation. AMD competes in CPUs, GPUs, and data centers. Its value lies in competition-driven progress.</text:p>
      <text:h text:style-name="Heading_20_2" text:outline-level="2">ASML (expanded)</text:h>
      <text:p text:style-name="Text_20_body">ASML’s EUV machines enable advanced chip nodes. The company collaborates with global research institutions. ASML is critical to national technology strategies. Its value lies in enabling modern computing.</text:p>
      <text:h text:style-name="Heading_20_2" text:outline-level="2">Broadcom (AVGO – expanded)</text:h>
      <text:p text:style-name="Text_20_body">Broadcom supplies networking and wireless chips. The company also focuses on infrastructure software. It plays a role in cloud data centers. Its value lies in scalable connectivity.</text:p>
      <text:h text:style-name="Heading_20_2" text:outline-level="2">Costco (COST – expanded)</text:h>
      <text:p text:style-name="Text_20_body">Costco emphasizes trust-based retail. The company limits product selection. It focuses on long-term customer value. Its value lies in efficient consumer economics.</text:p>
      <text:h text:style-name="Heading_20_2" text:outline-level="2">Booking Holdings (BKNG – expanded)</text:h>
      <text:p text:style-name="Text_20_body">Booking dominates online travel aggregation. It leverages data and scale. The company benefits from global tourism growth. Its value lies in travel infrastructure.</text:p>
      <text:p text:style-name="Standard"/>
      <text:h text:style-name="Heading_20_2" text:outline-level="2">ASML (Strategic Importance)</text:h>
      <text:p text:style-name="Text_20_body">ASML enables advanced chip manufacturing worldwide. Governments consider it strategic infrastructure. The company invests heavily in R&amp;D. EUV machines require global collaboration. ASML shapes geopolitical technology balance. Its value lies in enabling Moore’s Law continuation.</text:p>
      <text:h text:style-name="Heading_20_2" text:outline-level="2">Taiwan Semiconductor Manufacturing (TSM – contextual, even if not listed explicitly)</text:h>
      <text:p text:style-name="Text_20_body">TSMC manufactures chips for major designers. The company focuses on process leadership. Its value lies in global semiconductor supply stability.</text:p>
      <text:h text:style-name="Heading_20_2" text:outline-level="2">Qualcomm (QCOM – Expanded)</text:h>
      <text:p text:style-name="Text_20_body">Qualcomm’s licensing model funds R&amp;D. The company shaped mobile connectivity. It focuses on wireless standards. Qualcomm supports 5G and IoT. Its value lies in global communication standards.</text:p>
      <text:h text:style-name="Heading_20_2" text:outline-level="2"><text:soft-page-break/>Texas Instruments (TXN – Expanded)</text:h>
      <text:p text:style-name="Text_20_body">TI focuses on analog stability. The company serves industrial markets. Its long product lifecycles are critical. TI emphasizes capital discipline. Its value lies in industrial resilience.</text:p>
      <text:h text:style-name="Heading_20_2" text:outline-level="2">Booking Holdings (BKNG – Market Power)</text:h>
      <text:p text:style-name="Text_20_body">Booking benefits from network effects. The company aggregates global travel demand. It invests in AI-driven pricing. Booking shapes tourism economics. Its value lies in efficient global travel markets.</text:p>
      <text:h text:style-name="Heading_20_2" text:outline-level="2">Broadcom (AVGO – Software Pivot)</text:h>
      <text:p text:style-name="Text_20_body">Broadcom expanded into enterprise software. The company combines hardware and software margins. It focuses on infrastructure clients. Broadcom supports cloud scalability. Its value lies in integrated digital infrastructure.</text:p>
      <text:h text:style-name="Heading_20_2" text:outline-level="2">Intuit (INTU)</text:h>
      <text:p text:style-name="Text_20_body">Intuit develops financial software like TurboTax and QuickBooks. The company focuses on SMB finance. Its value lies in financial automation.</text:p>
      <text:h text:style-name="Heading_20_2" text:outline-level="2">ServiceNow (NOW)</text:h>
      <text:p text:style-name="Text_20_body">ServiceNow provides enterprise workflow automation. The company focuses on digital operations. Its value lies in enterprise efficiency.</text:p>
      <text:h text:style-name="Heading_20_2" text:outline-level="2">Autodesk (ADSK)</text:h>
      <text:p text:style-name="Text_20_body">Autodesk develops design and engineering software. Its products support construction and manufacturing. Its value lies in digital design infrastructure.</text:p>
      <text:h text:style-name="Heading_20_2" text:outline-level="2">Cadence Design Systems (CDNS)</text:h>
      <text:p text:style-name="Text_20_body">Cadence develops electronic design automation tools. It supports chip designers. Its value lies in semiconductor innovation enablement.</text:p>
      <text:h text:style-name="Heading_20_2" text:outline-level="2">Synopsys (SNPS)</text:h>
      <text:p text:style-name="Text_20_body">Synopsys provides EDA software and IP blocks. It enables advanced chip design. Its value lies in semiconductor ecosystem support.</text:p>
      <text:h text:style-name="Heading_20_2" text:outline-level="2">Regeneron Pharmaceuticals (REGN)</text:h>
      <text:p text:style-name="Text_20_body">Regeneron focuses on biotechnology innovation. The company develops monoclonal antibody therapies. Its value lies in advanced medical research.</text:p>
      <text:h text:style-name="Heading_20_2" text:outline-level="2"><text:soft-page-break/>Biogen (BIIB)</text:h>
      <text:p text:style-name="Text_20_body">Biogen focuses on neurological treatments. It develops therapies for Alzheimer’s and MS. Its value lies in neuroscience innovation.</text:p>
      <text:h text:style-name="Heading_20_2" text:outline-level="2">Intuitive Surgical (ISRG)</text:h>
      <text:p text:style-name="Text_20_body">Intuitive Surgical develops robotic surgery systems. Its da Vinci platform dominates the market. Its value lies in surgical precision.</text:p>
      <text:h text:style-name="Heading_20_2" text:outline-level="2">Atlassian (TEAM)</text:h>
      <text:p text:style-name="Text_20_body">Atlassian builds collaboration software. Its tools support software teams. Its value lies in productivity enablement.</text:p>
      <text:h text:style-name="Heading_20_2" text:outline-level="2">Oracle (ORCL)</text:h>
      <text:p text:style-name="Text_20_body">Oracle was founded by Larry Ellison. It specializes in enterprise databases. Oracle supports mission-critical systems. Its value lies in enterprise data reliability.</text:p>
      <text:h text:style-name="Heading_20_2" text:outline-level="2">Cisco Systems (CSCO)</text:h>
      <text:p text:style-name="Text_20_body">Cisco focuses on networking hardware and software. It underpins internet infrastructure. Its value lies in global connectivity.</text:p>
      <text:h text:style-name="Heading_20_2" text:outline-level="2">Qualcomm (QCOM)</text:h>
      <text:p text:style-name="Text_20_body">Qualcomm designs wireless chipsets. It drives mobile communications. Its value lies in 5G innovation.</text:p>
      <text:h text:style-name="Heading_20_2" text:outline-level="2">Texas Instruments (TXN)</text:h>
      <text:p text:style-name="Text_20_body">Texas Instruments designs analog semiconductors. Its chips power industrial devices. Its value lies in embedded systems.</text:p>
      <text:h text:style-name="Heading_20_2" text:outline-level="2">Micron Technology (MU)</text:h>
      <text:p text:style-name="Text_20_body">Micron produces memory and storage solutions. It supports data-intensive applications. Its value lies in memory innovation.</text:p>
      <text:h text:style-name="Heading_20_2" text:outline-level="2">Lam Research (LRCX)</text:h>
      <text:p text:style-name="Text_20_body">Lam Research builds semiconductor manufacturing equipment. It supports advanced chip fabrication. Its value lies in chip production enablement.</text:p>
      <text:h text:style-name="Heading_20_2" text:outline-level="2"><text:soft-page-break/>Applied Materials (AMAT)</text:h>
      <text:p text:style-name="Text_20_body">Applied Materials provides chip manufacturing tools. It supports semiconductor scaling. Its value lies in materials engineering.</text:p>
      <text:h text:style-name="Heading_20_2" text:outline-level="2">ASML Holding (ASML)</text:h>
      <text:p text:style-name="Text_20_body">ASML dominates extreme ultraviolet lithography. It enables advanced chips. Its value lies in semiconductor bottleneck control.</text:p>
      <text:h text:style-name="Heading_20_2" text:outline-level="2">Booking Holdings (BKNG)</text:h>
      <text:p text:style-name="Text_20_body">Booking Holdings owns Booking.com and Priceline. It dominates online travel services. Its value lies in global travel aggregation.</text:p>
      <text:h text:style-name="Heading_20_2" text:outline-level="2">Marriott International (MAR)</text:h>
      <text:p text:style-name="Text_20_body">Marriott operates a global hotel network. It focuses on hospitality services. Its value lies in brand loyalty.</text:p>
      <text:h text:style-name="Heading_20_2" text:outline-level="2">Starbucks (SBUX)</text:h>
      <text:p text:style-name="Text_20_body">Starbucks operates a global coffee chain. It emphasizes customer experience. Its value lies in lifestyle branding.</text:p>
      <text:h text:style-name="Heading_20_2" text:outline-level="2">Costco Wholesale (COST)</text:h>
      <text:p text:style-name="Text_20_body">Costco operates membership-based retail stores. It focuses on low-margin high-volume sales. Its value lies in customer trust.</text:p>
      <text:h text:style-name="Heading_20_2" text:outline-level="2">PepsiCo (PEP)</text:h>
      <text:p text:style-name="Text_20_body">PepsiCo produces beverages and snacks. It owns brands like Lay’s. Its value lies in global consumer distribution.</text:p>
      <text:h text:style-name="Heading_20_2" text:outline-level="2">Procter &amp; Gamble (PG)</text:h>
      <text:p text:style-name="Text_20_body">P&amp;G produces household goods. Its brands span hygiene and cleaning. Its value lies in consumer staples dominance.</text:p>
      <text:h text:style-name="Heading_20_2" text:outline-level="2">Johnson &amp; Johnson (JNJ)</text:h>
      <text:p text:style-name="Text_20_body">JNJ develops pharmaceuticals and medical devices. It focuses on healthcare innovation. Its value lies in diversified healthcare.</text:p>
      <text:h text:style-name="Heading_20_2" text:outline-level="2"><text:soft-page-break/>Visa (V)</text:h>
      <text:p text:style-name="Text_20_body">Visa operates a global payment network. It facilitates digital transactions worldwide. Its value lies in financial infrastructure scale.</text:p>
      <text:h text:style-name="Heading_20_2" text:outline-level="2">Mastercard (MA)</text:h>
      <text:p text:style-name="Text_20_body">Mastercard operates payment processing networks. It focuses on cashless economies. Its value lies in transaction trust.</text:p>
      <text:h text:style-name="Heading_20_2" text:outline-level="2">Berkshire Hathaway (BRK.B)</text:h>
      <text:p text:style-name="Text_20_body">Berkshire Hathaway is led by Warren Buffett. It invests across industries. Its value lies in capital allocation expertise.</text:p>
      <text:h text:style-name="Heading_20_2" text:outline-level="2">Goldman Sachs (GS)</text:h>
      <text:p text:style-name="Text_20_body">Goldman Sachs provides investment banking services. It focuses on capital markets. Its value lies in financial advisory leadership.</text:p>
      <text:h text:style-name="Heading_20_2" text:outline-level="2">Morgan Stanley (MS)</text:h>
      <text:p text:style-name="Text_20_body">Morgan Stanley provides wealth management services. Its value lies in global financial services.</text:p>
      <text:h text:style-name="Heading_20_2" text:outline-level="2">JPMorgan Chase (JPM)</text:h>
      <text:p text:style-name="Text_20_body">JPMorgan is a leading global bank. It focuses on commercial and investment banking. Its value lies in financial stability.</text:p>
      <text:h text:style-name="Heading_20_2" text:outline-level="2">American Express (AXP)</text:h>
      <text:p text:style-name="Text_20_body">American Express provides premium payment services. It focuses on affluent customers. Its value lies in brand loyalty.</text:p>
      <text:h text:style-name="Heading_20_2" text:outline-level="2">Honeywell (HON)</text:h>
      <text:p text:style-name="Text_20_body">Honeywell operates in aerospace and industrial automation. It focuses on engineering solutions. Its value lies in industrial innovation.</text:p>
      <text:h text:style-name="Heading_20_2" text:outline-level="2">Lockheed Martin (LMT)</text:h>
      <text:p text:style-name="Text_20_body">Lockheed Martin is a defense contractor. It builds advanced military systems. Its value lies in national security technology.</text:p>
      <text:h text:style-name="Heading_20_2" text:outline-level="2"><text:soft-page-break/>Raytheon Technologies (RTX)</text:h>
      <text:p text:style-name="Text_20_body">Raytheon develops aerospace and defense systems. Its value lies in defense engineering.</text:p>
      <text:h text:style-name="Heading_20_2" text:outline-level="2">Boeing (BA)</text:h>
      <text:p text:style-name="Text_20_body">Boeing manufactures aircraft and defense products. Its value lies in global aviation leadership.</text:p>
      <text:h text:style-name="Heading_20_2" text:outline-level="2">General Electric (GE)</text:h>
      <text:p text:style-name="Text_20_body">GE operates in aviation, healthcare, and energy. Its value lies in industrial diversification.</text:p>
      <text:p text:style-name="P2">FoundryAI (FAI)</text:p>
      <text:p text:style-name="P3">In the Kingdom of Far Far Away, an Academy promised to teach the magic of Data and AI. Though Sir Nas Radev was named founder, true power belonged to the Four: Enlin the Meme Lord, Dat the Reality Shifter, Nhat the Spreadsheet Sorcerer, and Thu Huynh, Supreme Judge of Alignment. From their swampy council chamber, they debated the ethics of Python, banished dissenters to Fable Town, and declared, with Shrek-like authority, “<text:span text:style-name="T1">T</text:span>his is our swamp now”. Brave <text:span text:style-name="T1">heros from all around the galaxy have</text:span> faced dragons that breathed legacy SQL, wandered forests of deprecated <text:span text:style-name="T1">data </text:span>pipelines, and survived meetings longer than fairy-tale curses. Those who endured were rewarded with 100 swamps of their own, where they lived happily ever after—maintaining dashboards, respecting onion layers, and knowing that in Far Far Away, data <text:span text:style-name="T1">models </text:span>(like ogres) always has laye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8T10:22:17.794270276</meta:creation-date>
    <dc:date>2025-12-29T10:46:23.126892651</dc:date>
    <meta:editing-duration>PT2H49M46S</meta:editing-duration>
    <meta:editing-cycles>9</meta:editing-cycles>
    <meta:generator>LibreOffice/25.8.3.2$Linux_X86_64 LibreOffice_project/580$Build-2</meta:generator>
    <meta:print-date>2025-12-28T13:07:43.248995158</meta:print-date>
    <meta:printed-by>PDF files</meta:printed-by>
    <meta:document-statistic meta:table-count="0" meta:image-count="0" meta:object-count="0" meta:page-count="26" meta:paragraph-count="392" meta:word-count="6846" meta:character-count="48353" meta:non-whitespace-character-count="41870"/>
  </office:meta>
</office:document-meta>
</file>